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60.2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23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2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3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4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5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1" table:number-columns-repeated="2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6_New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1" table:number-columns-repeated="16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t Didn't Take Lo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Mks L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Deep in the Mi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Bloody Hell Fir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Silk Sea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That Worm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More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Like I Do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Useless (extended version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Paddington (alternative edit)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mi Detached</text:p>
          </table:table-cell>
          <table:table-cell office:value-type="string" calcext:value-type="string">
            <text:p>I Want Your Love</text:p>
          </table:table-cell>
          <table:table-cell office:value-type="string" calcext:value-type="string">
            <text:p>1min.mp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mi Detach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2:40:49.428304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5T22:42:26.739667059</dc:date>
    <dc:creator>Raphael </dc:creator>
    <meta:editing-duration>PT2H27M47S</meta:editing-duration>
    <meta:editing-cycles>31</meta:editing-cycles>
    <meta:document-statistic meta:table-count="23" meta:cell-count="11211" meta:object-count="0"/>
  </office:meta>
</office:document-meta>
</file>